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2" style:family="graphic" style:parent-style-name="standard">
      <style:graphic-properties svg:stroke-color="#ff6666" draw:fill="solid" draw:fill-color="#ff66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2pt" style:font-size-complex="12pt"/>
    </style:style>
    <style:style style:name="T1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5cm" svg:height="0.669cm" svg:x="1.254cm" svg:y="1.381cm">
          <text:p text:style-name="P1"><text:span text:style-name="T1">get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55cm" svg:height="0.669cm" svg:x="1.254cm" svg:y="2.281cm">
          <text:p text:style-name="P1"><text:span text:style-name="T1">savefile_extin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55cm" svg:height="0.669cm" svg:x="1.254cm" svg:y="3.181cm">
          <text:p text:style-name="P1"><text:span text:style-name="T1">restfile_extin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4.081cm">
          <text:p text:style-name="P1"><text:span text:style-name="T1">ext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4.981cm">
          <text:p text:style-name="P1"><text:span text:style-name="T1">freemem_exti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55cm" svg:height="0.669cm" svg:x="1.254cm" svg:y="5.881cm">
          <text:p text:style-name="P1"><text:span text:style-name="T1">restextin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6.781cm">
          <text:p text:style-name="P1"><text:span text:style-name="T1">computemol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7.681cm">
          <text:p text:style-name="P1"><text:span text:style-name="T1">interpolmol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8.581cm">
          <text:p text:style-name="P1"><text:span text:style-name="T1">computeexts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9.481cm">
          <text:p text:style-name="P1"><text:span text:style-name="T1">computeextclou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5:58:00.359015532</meta:creation-date>
    <dc:date>2015-07-09T15:38:05.725007456</dc:date>
    <meta:editing-duration>PT39M8S</meta:editing-duration>
    <meta:editing-cycles>4</meta:editing-cycles>
    <meta:generator>LibreOffice/4.2.8.2$Linux_X86_64 LibreOffice_project/420m0$Build-2</meta:generator>
    <meta:document-statistic meta:object-count="10"/>
  </office:meta>
</office:document-meta>
</file>